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align="start" fo:text-indent="0cm" style:text-autospace="none"/>
      <style:text-properties fo:color="#000000" style:font-name="Segoe UI" fo:font-size="8.5pt" fo:font-weight="bold" style:font-name-asian="Segoe UI" style:font-size-asian="8.5pt" style:font-weight-asian="bold" style:font-name-complex="Segoe UI" style:font-size-complex="8.5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font-weight="bold" style:font-name-asian="Segoe UI" style:font-size-asian="8.5pt" style:font-weight-asian="bold" style:font-name-complex="Segoe UI" style:font-size-complex="8.5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T6" style:family="text">
      <style:text-properties fo:color="#000000" style:text-position="super 58%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9" style:family="text">
      <style:text-properties fo:color="#000000" style:text-position="super 58%" style:font-name="Segoe UI" fo:font-size="32pt" style:font-name-asian="Segoe UI" style:font-size-asian="32pt" style:font-name-complex="Segoe UI" style:font-size-complex="32pt"/>
    </style:style>
    <style:style style:name="T10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3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4" style:family="text">
      <style:text-properties fo:color="#000000" style:font-name="Segoe UI Semibold1" fo:font-size="31pt" fo:font-style="italic" style:font-name-asian="Segoe UI" style:font-size-asian="31pt" style:font-style-asian="italic" style:font-name-complex="Segoe UI" style:font-size-complex="31pt" style:font-style-complex="italic"/>
    </style:style>
    <style:style style:name="T15" style:family="text">
      <style:text-properties fo:color="#000000" style:font-name="Segoe UI Semibold1" fo:font-size="24pt" fo:font-style="italic" style:font-name-asian="Segoe UI" style:font-size-asian="24pt" style:font-style-asian="italic" style:font-name-complex="Segoe UI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778cm" svg:y="0.705cm">
          <draw:text-box>
            <text:p text:style-name="P1"><text:span text:style-name="T1">Epistle Reading</text:span></text:p>
            <text:p text:style-name="P1"><text:span text:style-name="T2">1 Peter 4:12–19; 5:6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4.76cm" svg:x="1.524cm" svg:y="1.016cm">
          <draw:text-box>
            <text:p text:style-name="P4"><text:span text:style-name="T3">12</text:span><text:span text:style-name="T4">Beloved, do not be surprised at the fiery trial when it comes upon you to test you, as though something strange were happening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4.76cm" svg:x="1.524cm" svg:y="1.016cm">
          <draw:text-box>
            <text:p text:style-name="P4"><text:span text:style-name="T3">13</text:span><text:span text:style-name="T4">But rejoice insofar as you share Christ’s sufferings, that you may also rejoice and be glad when his glory is revea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1.016cm">
          <draw:text-box>
            <text:p text:style-name="P4"><text:span text:style-name="T3">14</text:span><text:span text:style-name="T4">If you are insulted for the name of Christ, you are blessed, because the Spirit of glory and of God rests upon you. </text:span><text:span text:style-name="T3">15</text:span><text:span text:style-name="T4">But let none of you suffer as a murderer or a thief or an evildoer or as a meddl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638cm" svg:height="6.263cm" svg:x="1.524cm" svg:y="1.016cm">
          <draw:text-box>
            <text:p text:style-name="P4"><text:span text:style-name="T5"><text:s/></text:span><text:span text:style-name="T6">16</text:span><text:span text:style-name="T7">Yet if anyone suffers as a Christian, let him not be ashamed, but let him glorify God in that name. </text:span><text:span text:style-name="T6">17</text:span><text:span text:style-name="T7">For it is time for judgment to begin at the household of Go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5.146cm" svg:height="7.766cm" svg:x="1.294cm" svg:y="0.878cm">
          <draw:text-box>
            <text:p text:style-name="P5"><text:span text:style-name="T8">and if it begins with us, what will be the outcome for those who do not obey the gospel of God? </text:span><text:span text:style-name="T9">18</text:span><text:span text:style-name="T8">And “If the righteous is scarcely saved, what will become of the ungodly and the sinner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5.376cm" svg:height="4.76cm" svg:x="1.294cm" svg:y="0.878cm">
          <draw:text-box>
            <text:p text:style-name="P7"><text:span text:style-name="T10">19</text:span><text:span text:style-name="T11">Therefore let those who suffer according to God’s will entrust their souls to a faithful Creator while doing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5" draw:text-style-name="P9" draw:layer="layout" svg:width="25.376cm" svg:height="6.263cm" svg:x="1.294cm" svg:y="0.878cm">
          <draw:text-box>
            <text:p text:style-name="P7"><text:span text:style-name="T9">6</text:span><text:span text:style-name="T8">Humble yourselves, therefore, under the mighty hand of God so that at the proper time he may exalt you, </text:span><text:span text:style-name="T9">7</text:span><text:span text:style-name="T8">casting all your anxieties on him, because he cares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5.376cm" svg:height="4.76cm" svg:x="1.294cm" svg:y="0.878cm">
          <draw:text-box>
            <text:p text:style-name="P7"><text:span text:style-name="T10">8</text:span><text:span text:style-name="T11">Be sober-minded; be watchful. Your adversary the devil prowls around like a roaring lion, seeking someone to dev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6" draw:text-style-name="P9" draw:layer="layout" svg:width="25.376cm" svg:height="5.218cm" svg:x="1.294cm" svg:y="0.878cm">
          <draw:text-box>
            <text:p text:style-name="P7"><text:span text:style-name="T9">9</text:span><text:span text:style-name="T8">Resist him, firm in your faith, knowing that the same kinds of suffering are being experienced by your brotherhood throughout the wor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7" draw:text-style-name="P9" draw:layer="layout" svg:width="25.63cm" svg:height="9.269cm" svg:x="1.294cm" svg:y="0.878cm">
          <draw:text-box>
            <text:p text:style-name="P7"><text:span text:style-name="T12">10</text:span><text:span text:style-name="T13">And after you have suffered a little while, the God of all grace, </text:span><text:span text:style-name="T14">who has called you to his eternal</text:span><text:span text:style-name="T13"> glory in Christ, will himself restore, confirm, strengthen, and establish you.</text:span><text:span text:style-name="T15"> </text:span><text:span text:style-name="T10">11</text:span><text:span text:style-name="T11">To him be the dominion forever and ever. Amen.</text:span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5:26:45.759000000</meta:creation-date>
    <dc:title>1030 Wt. Intro</dc:title>
    <meta:editing-duration>PT1M51S</meta:editing-duration>
    <meta:editing-cycles>5</meta:editing-cycles>
    <meta:generator>LibreOffice/5.3.3.2$Windows_X86_64 LibreOffice_project/3d9a8b4b4e538a85e0782bd6c2d430bafe583448</meta:generator>
    <dc:date>2017-05-25T13:26:50.013000000</dc:date>
    <meta:document-statistic meta:object-count="65"/>
  </office:meta>
</office:document-meta>
</file>